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97cm" fo:margin-left="2.716cm" fo:margin-top="0cm" fo:margin-bottom="0cm" table:align="left"/>
    </style:style>
    <style:style style:name="Table1.A" style:family="table-column">
      <style:table-column-properties style:column-width="13.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color="#4a86e8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00ffff"/>
    </style:style>
    <style:style style:name="P6" style:family="paragraph" style:parent-style-name="Standard">
      <style:paragraph-properties fo:margin-left="2.54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1.27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color="#4a86e8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8">
      <style:paragraph-properties fo:margin-left="1.27cm" fo:margin-right="0cm" fo:text-indent="-0.635cm" style:auto-text-indent="false"/>
      <style:text-properties fo:background-color="#ffff00"/>
    </style:style>
    <style:style style:name="P14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background-color="#00ffff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color="#ffffff" fo:background-color="#ff0000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ize="9pt" fo:background-color="#00ffff" style:font-size-asian="9pt" style:font-size-complex="9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background-color="#ffff00"/>
    </style:style>
    <style:style style:name="P2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color="#4a86e8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P24" style:family="paragraph" style:parent-style-name="Standard" style:list-style-name="WWNum11">
      <style:paragraph-properties fo:margin-left="2.54cm" fo:margin-right="0cm" fo:text-indent="-0.635cm" style:auto-text-indent="false"/>
    </style:style>
    <style:style style:name="P25" style:family="paragraph" style:parent-style-name="Standard">
      <style:paragraph-properties fo:margin-left="2.54cm" fo:margin-right="0cm" fo:text-indent="0cm" style:auto-text-indent="false"/>
      <style:text-properties fo:background-color="#00ffff"/>
    </style:style>
    <style:style style:name="T1" style:family="text">
      <style:text-properties fo:color="#4a86e8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2" style:family="text">
      <style:text-properties fo:background-color="#00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ffffff" fo:background-color="#ff0000" loext:char-shading-value="0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officeooo:rsid="00029f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S and Gazebo Installation</text:p>
      <text:p text:style-name="P1"/>
      <text:list xml:id="list3940923275" text:style-name="WWNum4">
        <text:list-item>
          <text:p text:style-name="P9">You will need to install Ubuntu 16.04 or 18.04 either in virtual machine or Dual Booting (recommended). There are a lot of tutorials online.</text:p>
        </text:list-item>
      </text:list>
      <text:list xml:id="list455573853" text:style-name="WWNum1">
        <text:list-item>
          <text:p text:style-name="P10">If you already have ubuntu installed, disable proxy everywhere or else the installation may fail.</text:p>
        </text:list-item>
      </text:list>
      <text:p text:style-name="P3">You need to disable the proxy in Network (press start and search network).</text:p>
      <text:p text:style-name="P3">You should also disable the proxy for terminal (important). To do so open the .bashrc file</text:p>
      <text:p text:style-name="P3">$ <text:span text:style-name="T2">gedit .bashrc</text:span></text:p>
      <text:p text:style-name="P3">Now to the end of the file add the following lines</text:p>
      <text:p text:style-name="P19">unset http_proxy</text:p>
      <text:p text:style-name="P19">unset https_proxy</text:p>
      <text:p text:style-name="P19">unset socks_proxy</text:p>
      <text:p text:style-name="P19">unset ftp_proxy</text:p>
      <text:p text:style-name="P3"><text:span text:style-name="T3">save</text:span> the file and close it.</text:p>
      <text:p text:style-name="P3"/>
      <text:p text:style-name="P3">FOR NEW UBUNTU INSTALLATION DO NOT DO ANY PROXY SETTINGS. </text:p>
      <text:p text:style-name="P3">NOW CONNECT YOUR PC TO MOBILE HOTSPOT ( THE WHOLE INSTALLATION WILL TAKE AROUND 800MB AND ABOUT 30MINS ).</text:p>
      <text:p text:style-name="P3"/>
      <text:list xml:id="list185707489465462" text:continue-numbering="true" text:style-name="WWNum1">
        <text:list-item>
          <text:p text:style-name="P10"><text:span text:style-name="T3">In a new terminal</text:span> (press Ctrl+Alt+T) enter the following command. </text:p>
        </text:list-item>
      </text:list>
      <text:p text:style-name="P3">$ <text:span text:style-name="T2">sudo usermod -a -G dialout $USER </text:span>(The ‘$’ is only to indicate that it is a command and it shouldn’t be entered in the terminal)</text:p>
      <text:p text:style-name="P3">Now <text:span text:style-name="T4">restart the computer</text:span>(It only works after a fresh login).</text:p>
      <text:list xml:id="list2356965772" text:style-name="WWNum7">
        <text:list-item>
          <text:p text:style-name="P11"><text:span text:style-name="T6">All files are in in this folder or </text:span>This drive link contains all the files required for installation</text:p>
        </text:list-item>
      </text:list>
      <text:p text:style-name="P3"><text:a xlink:type="simple" xlink:href="https://drive.google.com/open?id=1wNnNenC8PSGgl6CMISuLPjugr2dmBRR1" text:style-name="Internet_20_link" text:visited-style-name="Visited_20_Internet_20_Link">https://drive.google.com/open?id=1wNnNenC8PSGgl6CMISuLPjugr2dmBRR1</text:a></text:p>
      <text:list xml:id="list2008288173" text:style-name="WWNum3">
        <text:list-item>
          <text:p text:style-name="P12">From the drive folder, download the shell script ubuntu16.sh for Ubuntu 16.04 or ubuntu18.sh for Ubuntu 18.04</text:p>
        </text:list-item>
      </text:list>
      <text:p text:style-name="P3">to the home directory.</text:p>
      <text:list xml:id="list185708314753373" text:continue-numbering="true" text:style-name="WWNum3">
        <text:list-item>
          <text:p text:style-name="P12">Run the script with the following command <text:span text:style-name="T3">in a new terminal</text:span></text:p>
        </text:list-item>
      </text:list>
      <text:p text:style-name="P3">$ <text:span text:style-name="T2">source ubuntu16.sh</text:span> or <text:span text:style-name="T2">source ubuntu18.sh</text:span></text:p>
      <text:p text:style-name="P4"><text:span text:style-name="T2"><text:tab/></text:span>This is perhaps the longest part of the installation process. If you lose connection or something goes wrong, just run the above command again.</text:p>
      <text:p text:style-name="P20">Restart the computer</text:p>
      <text:list xml:id="list3479195415" text:style-name="WWNum8">
        <text:list-item>
          <text:p text:style-name="P13">In a new terminal</text:p>
        </text:list-item>
      </text:list>
      <text:p text:style-name="P3">$ <text:span text:style-name="T2">cd src/Firmware</text:span></text:p>
      <text:p text:style-name="P3">$ <text:span text:style-name="T2">make posix_sitl_default gazebo</text:span></text:p>
      <text:list xml:id="list2853996416" text:style-name="WWNum9">
        <text:list-item>
          <text:p text:style-name="P14">Now open bashrc ($ <text:span text:style-name="T2">gedit ~/.bashrc</text:span>) and add the following lines to the end of it</text:p>
        </text:list-item>
      </text:list>
      <text:p text:style-name="P21">source ~/src/Firmware/Tools/setup_gazebo.bash ~/src/Firmware ~/src/Firmware/build/posix_sitl_default</text:p>
      <text:p text:style-name="P21">export ROS_PACKAGE_PATH=$ROS_PACKAGE_PATH:~/src/Firmware</text:p>
      <text:p text:style-name="P21">export ROS_PACKAGE_PATH=$ROS_PACKAGE_PATH:~/src/Firmware/Tools/sitl_gazebo</text:p>
      <text:p text:style-name="P3"><text:span text:style-name="T3">save</text:span> the file and close it.</text:p>
      <text:p text:style-name="P3"/>
      <text:list xml:id="list465089066" text:style-name="WWNum2">
        <text:list-item>
          <text:p text:style-name="P15"><text:soft-page-break/>In a new terminal launch the simulation</text:p>
        </text:list-item>
      </text:list>
      <text:p text:style-name="P3">$ <text:span text:style-name="T2">roslaunch px4 mavros_posix_sitl.launch</text:span></text:p>
      <text:list xml:id="list2999708895" text:style-name="WWNum10">
        <text:list-item>
          <text:p text:style-name="P16">After the simulator is launched check if the mavros topics are being published correctly</text:p>
        </text:list-item>
      </text:list>
      <text:p text:style-name="P22">In a new terminal</text:p>
      <text:p text:style-name="P3">$ <text:span text:style-name="T2">rostopic echo /mavros/local_position/pose</text:span></text:p>
      <text:p text:style-name="P3">You should now see a stream of data on the screen.(This indicates installation was successful, you can close the simulation using <text:span text:style-name="T3">Ctrl+C</text:span> on the terminal).</text:p>
      <text:p text:style-name="Standard"/>
      <text:p text:style-name="P23">Running the simulator</text:p>
      <text:list xml:id="list715634548" text:style-name="WWNum11">
        <text:list-item>
          <text:p text:style-name="P24">Example code taken from <text:a xlink:type="simple" xlink:href="https://dev.px4.io/en/ros/mavros_offboard.html" text:style-name="ListLabel_20_100" text:visited-style-name="ListLabel_20_100"><text:span text:style-name="T5">here</text:span></text:a><text:span text:style-name="T1"> </text:span>and setup process taken from <text:a xlink:type="simple" xlink:href="http://wiki.ros.org/ROS/Tutorials/WritingPublisherSubscriber%28c%2B%2B%29" text:style-name="ListLabel_20_100" text:visited-style-name="ListLabel_20_100"><text:span text:style-name="T5">here</text:span></text:a>.(just for reference)</text:p>
        </text:list-item>
        <text:list-item>
          <text:p text:style-name="P24">Create a catkin workspace for running the simulation packages</text:p>
        </text:list-item>
      </text:list>
      <text:p text:style-name="P6">In a new terminal, run the following commands</text:p>
      <text:p text:style-name="P6">$ <text:span text:style-name="T2">mkdir sim_ws</text:span></text:p>
      <text:p text:style-name="P6">$ <text:span text:style-name="T2">cd sim_ws</text:span></text:p>
      <text:p text:style-name="P6">$ <text:span text:style-name="T2">mkdir src</text:span></text:p>
      <text:p text:style-name="P6">$ <text:span text:style-name="T2">cd src</text:span></text:p>
      <text:p text:style-name="P6">$ <text:span text:style-name="T2">catkin_create_pkg takeoff roscpp geometry_msgs mavros_msgs</text:span></text:p>
      <text:list xml:id="list1450891940" text:style-name="WWNum5">
        <text:list-item>
          <text:p text:style-name="P17">From the drive folder download the file offb_node.cpp and paste it inside <text:s text:c="18"/>home folder/sim_ws/src/takeoff/src</text:p>
        </text:list-item>
        <text:list-item>
          <text:p text:style-name="P17">In the takeoff folder (home folder/sim_ws/src/takeoff) there will be a file called CMakeLists.txt</text:p>
        </text:list-item>
      </text:list>
      <text:p text:style-name="P6">open the file and </text:p>
      <text:p text:style-name="P6">Replace the contents of the file with the following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make_minimum_required(VERSION 2.8.3)</text:p>
            <text:p text:style-name="P2">project(takeoff)</text:p>
            <text:p text:style-name="P2"/>
            <text:p text:style-name="P2">## Find catkin and any catkin packages</text:p>
            <text:p text:style-name="P2">find_package(catkin REQUIRED COMPONENTS roscpp geometry_msgs mavros_msgs)</text:p>
            <text:p text:style-name="P2"/>
            <text:p text:style-name="P2">## Declare a catkin package</text:p>
            <text:p text:style-name="P2">catkin_package()</text:p>
            <text:p text:style-name="P2"/>
            <text:p text:style-name="P2">## Build talker and listener</text:p>
            <text:p text:style-name="P2">include_directories(include ${catkin_INCLUDE_DIRS})</text:p>
            <text:p text:style-name="P2"/>
            <text:p text:style-name="P2">add_executable(offb_node src/offb_node.cpp)</text:p>
            <text:p text:style-name="P2">target_link_libraries(offb_node ${catkin_LIBRARIES})</text:p>
          </table:table-cell>
        </table:table-row>
      </table:table>
      <text:p text:style-name="P7"/>
      <text:p text:style-name="P7"/>
      <text:p text:style-name="P7">Now compile the workspace</text:p>
      <text:p text:style-name="P6">$ <text:span text:style-name="T2">cd ~/sim_ws</text:span></text:p>
      <text:p text:style-name="P6"><text:soft-page-break/>$ <text:span text:style-name="T2">catkin_make</text:span></text:p>
      <text:p text:style-name="P6">Add the setup file to your bashrc</text:p>
      <text:p text:style-name="P6">$ <text:span text:style-name="T2">gedit ~/.bashrc </text:span><text:span text:style-name="T3">(in new terminal)</text:span></text:p>
      <text:p text:style-name="P6">Add the following line <text:span text:style-name="T3">above</text:span> the two export lines</text:p>
      <text:p text:style-name="P25">source ~/sim_ws/devel/setup.bash</text:p>
      <text:p text:style-name="P5"/>
      <text:list xml:id="list2315437709" text:style-name="WWNum6">
        <text:list-item>
          <text:p text:style-name="P18"><text:span text:style-name="T3">In a new terminal </text:span>start the simulator</text:p>
        </text:list-item>
      </text:list>
      <text:p text:style-name="P3">$ <text:span text:style-name="T2">roslaunch px4 mavros_posix_sitl.launch</text:span></text:p>
      <text:p text:style-name="P3"><text:span text:style-name="T3">In another terminal</text:span> run the takeoff node</text:p>
      <text:p text:style-name="P3">$ <text:span text:style-name="T2">rosrun takeoff offb_node</text:span></text:p>
      <text:p text:style-name="P3">You should now see the drone takeoff in the simulator.</text:p>
      <text:p text:style-name="P3">If you close the takeoff node by Ctrl+C in the terminal the drone should go to 10m and then start descending and then finally land.</text:p>
      <text:p text:style-name="P3">If everything goes well, your installation is complete. (You can now turn on proxy and comment the unset proxy lines in .bashr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7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7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8:57:06.821244573</dc:date>
    <meta:editing-duration>PT44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76" meta:word-count="609" meta:character-count="4006" meta:non-whitespace-character-count="3466"/>
  </office:meta>
</office:document-meta>
</file>